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5/11/2021</text:span></text:p>
      <text:p text:style-name="P9"/>
      <text:p text:style-name="P10">RECIBI CONFORME</text:p>
      <text:p text:style-name="P9"/>
      <text:p text:style-name="P11">CLIENTE: FUENTES TELLO, LUCIO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FR. ROJ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AREDES ESTRELLA</text:span></text:p>
      <text:p text:style-name="P5"><text:span text:style-name="T1">Destino: </text:span><text:span text:style-name="T3">ABANCAY</text:span></text:p>
      <text:p text:style-name="P5"/>
      <text:p text:style-name="P5">Recojo: <text:span text:style-name="T3">FUENTES TELLO, LUCIO</text:span></text:p>
      <text:p text:style-name="P5">Recojo: <text:span text:style-name="T3">ZAMORA HUAMANI JULIETA</text:span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4T18:18:1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